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167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8168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169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8170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2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8171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8172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8173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324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174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8175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8176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8177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51cm" fo:min-width="0.324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8178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8179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8180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8181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8182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8183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8184" svg:stroke-width="0.019cm" svg:stroke-color="#ec980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8185" svg:stroke-width="0.019cm" svg:stroke-color="#ec9804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8186" svg:stroke-width="0cm" svg:stroke-color="#ec9804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-33% 58%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8cm" svg:x="10.764cm" svg:y="15.361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23cm" svg:height="0.38cm" svg:x="12.401cm" svg:y="15.361cm">
            <draw:text-box>
              <text:p text:style-name="P1"><text:span text:style-name="T1">B</text:span></text:p>
            </draw:text-box>
          </draw:frame>
          <draw:line draw:style-name="gr3" draw:text-style-name="P3" draw:layer="layout" svg:x1="10.823cm" svg:y1="15.362cm" svg:x2="12.324cm" svg:y2="15.362cm">
            <text:p/>
          </draw:line>
          <draw:frame draw:style-name="gr4" draw:text-style-name="P2" draw:layer="layout" svg:width="0.228cm" svg:height="0.38cm" svg:x="10.559cm" svg:y="14.082cm">
            <draw:text-box>
              <text:p text:style-name="P1"><text:span text:style-name="T1">C</text:span></text:p>
            </draw:text-box>
          </draw:frame>
          <draw:line draw:style-name="gr5" draw:text-style-name="P3" draw:layer="layout" svg:x1="12.325cm" svg:y1="15.36cm" svg:x2="10.824cm" svg:y2="14.359cm">
            <text:p/>
          </draw:line>
          <draw:line draw:style-name="gr6" draw:text-style-name="P3" draw:layer="layout" svg:x1="11.647cm" svg:y1="15.898cm" svg:x2="9.634cm" svg:y2="14.547cm">
            <text:p/>
          </draw:line>
          <draw:frame draw:style-name="gr7" draw:text-style-name="P4" draw:layer="layout" svg:width="0.324cm" svg:height="0.451cm" svg:x="11.108cm" svg:y="15.742cm">
            <draw:text-box>
              <text:p text:style-name="P1"><text:span text:style-name="T2">d</text:span><text:span text:style-name="T3">1</text:span></text:p>
            </draw:text-box>
          </draw:frame>
          <draw:line draw:style-name="gr8" draw:text-style-name="P3" draw:layer="layout" svg:x1="10.823cm" svg:y1="15.36cm" svg:x2="10.823cm" svg:y2="14.359cm">
            <text:p/>
          </draw:line>
          <draw:polyline draw:style-name="gr9" draw:text-style-name="P3" draw:layer="layout" svg:width="0.149cm" svg:height="0.149cm" svg:x="10.676cm" svg:y="14.71cm" svg:viewBox="0 0 150 150" draw:points="0,150 0,0 150,0">
            <text:p/>
          </draw:polyline>
          <draw:line draw:style-name="gr10" draw:text-style-name="P3" draw:layer="layout" svg:x1="12.308cm" svg:y1="14.861cm" svg:x2="9.528cm" svg:y2="14.861cm">
            <text:p/>
          </draw:line>
          <draw:frame draw:style-name="gr11" draw:text-style-name="P4" draw:layer="layout" svg:width="0.324cm" svg:height="0.451cm" svg:x="11.9cm" svg:y="14.408cm">
            <draw:text-box>
              <text:p text:style-name="P1"><text:span text:style-name="T2">d</text:span><text:span text:style-name="T3">2</text:span></text:p>
            </draw:text-box>
          </draw:frame>
          <draw:frame draw:style-name="gr12" draw:text-style-name="P2" draw:layer="layout" svg:width="0.249cm" svg:height="0.38cm" svg:x="9.963cm" svg:y="14.893cm">
            <draw:text-box>
              <text:p text:style-name="P1"><text:span text:style-name="T1">D</text:span></text:p>
            </draw:text-box>
          </draw:frame>
          <draw:line draw:style-name="gr13" draw:text-style-name="P3" draw:layer="layout" svg:x1="10.823cm" svg:y1="15.361cm" svg:x2="10.823cm" svg:y2="14.861cm">
            <text:p/>
          </draw:line>
          <draw:line draw:style-name="gr14" draw:text-style-name="P3" draw:layer="layout" svg:x1="10.867cm" svg:y1="15.115cm" svg:x2="10.78cm" svg:y2="15.165cm">
            <text:p/>
          </draw:line>
          <draw:line draw:style-name="gr15" draw:text-style-name="P3" draw:layer="layout" svg:x1="10.867cm" svg:y1="15.085cm" svg:x2="10.78cm" svg:y2="15.135cm">
            <text:p/>
          </draw:line>
          <draw:line draw:style-name="gr16" draw:text-style-name="P3" draw:layer="layout" svg:x1="10.823cm" svg:y1="14.859cm" svg:x2="10.823cm" svg:y2="14.359cm">
            <text:p/>
          </draw:line>
          <draw:line draw:style-name="gr17" draw:text-style-name="P3" draw:layer="layout" svg:x1="10.867cm" svg:y1="14.614cm" svg:x2="10.78cm" svg:y2="14.664cm">
            <text:p/>
          </draw:line>
          <draw:line draw:style-name="gr18" draw:text-style-name="P3" draw:layer="layout" svg:x1="10.867cm" svg:y1="14.584cm" svg:x2="10.78cm" svg:y2="14.634cm">
            <text:p/>
          </draw:line>
          <draw:polyline draw:style-name="gr19" draw:text-style-name="P5" draw:layer="layout" svg:width="0.149cm" svg:height="0.149cm" svg:x="10.823cm" svg:y="15.212cm" svg:viewBox="0 0 150 150" draw:points="0,0 150,0 150,150">
            <text:p/>
          </draw:polyline>
          <draw:frame draw:name="DescriptionOOoTep" draw:style-name="gr20" draw:text-style-name="P6" draw:layer="layout" svg:width="0.004cm" svg:height="0.006cm" svg:x="10.778cm" svg:y="15.313cm">
            <draw:text-box>
              <text:p/>
            </draw:text-box>
            <svg:desc>@options;
  repereortho(313,263,30,1,1){ 0 , moyen , grisfonce , num1 ,i};

@figure;
  A = point( -5 , 0 )  { (-0.27,0) };
  B = point( -2 , 0 );
  sAB = segment( A , B );
  perpAsAB = perpendiculaire( A , sAB )  { i };
  C = pointsur( perpAsAB , 2 )  { (-0.57,-0.47) };
  sBC = segment( B , C );
  d1 = parallele( A , sBC );
  sAC = segment( A , C );
  d2 = mediatrice( sAC );
  D = intersection( d2 , d1 )  { (-0.17,0.07) };
  I = intersection( d2 , sAC )  { i };
  sAI = segment( A , I )  { // };
  sIB = segment( I , C )  { // };
  angleCAB = angle( C , A , B )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167" draw:display-name="Dashed (var) 8167" draw:style="rect" draw:dots1="1" draw:dots1-length="0.002cm" draw:dots2="1" draw:dots2-length="0.002cm" draw:distance="0.002cm"/>
    <draw:stroke-dash draw:name="Dashed_20__28_var_29__20_8168" draw:display-name="Dashed (var) 8168" draw:style="rect" draw:dots1="1" draw:dots1-length="0.002cm" draw:dots2="1" draw:dots2-length="0.002cm" draw:distance="0.002cm"/>
    <draw:stroke-dash draw:name="Dashed_20__28_var_29__20_8169" draw:display-name="Dashed (var) 8169" draw:style="rect" draw:dots1="1" draw:dots1-length="0.002cm" draw:dots2="1" draw:dots2-length="0.002cm" draw:distance="0.002cm"/>
    <draw:stroke-dash draw:name="Dashed_20__28_var_29__20_8170" draw:display-name="Dashed (var) 8170" draw:style="rect" draw:dots1="1" draw:dots1-length="0.002cm" draw:dots2="1" draw:dots2-length="0.002cm" draw:distance="0.002cm"/>
    <draw:stroke-dash draw:name="Dashed_20__28_var_29__20_8171" draw:display-name="Dashed (var) 8171" draw:style="rect" draw:dots1="1" draw:dots1-length="0.002cm" draw:dots2="1" draw:dots2-length="0.002cm" draw:distance="0.002cm"/>
    <draw:stroke-dash draw:name="Dashed_20__28_var_29__20_8172" draw:display-name="Dashed (var) 8172" draw:style="rect" draw:dots1="1" draw:dots1-length="0.002cm" draw:dots2="1" draw:dots2-length="0.002cm" draw:distance="0.002cm"/>
    <draw:stroke-dash draw:name="Dashed_20__28_var_29__20_8173" draw:display-name="Dashed (var) 8173" draw:style="rect" draw:dots1="1" draw:dots1-length="0.002cm" draw:dots2="1" draw:dots2-length="0.002cm" draw:distance="0.002cm"/>
    <draw:stroke-dash draw:name="Dashed_20__28_var_29__20_8174" draw:display-name="Dashed (var) 8174" draw:style="rect" draw:dots1="1" draw:dots1-length="0.002cm" draw:dots2="1" draw:dots2-length="0.002cm" draw:distance="0.002cm"/>
    <draw:stroke-dash draw:name="Dashed_20__28_var_29__20_8175" draw:display-name="Dashed (var) 8175" draw:style="rect" draw:dots1="1" draw:dots1-length="0.002cm" draw:dots2="1" draw:dots2-length="0.002cm" draw:distance="0.002cm"/>
    <draw:stroke-dash draw:name="Dashed_20__28_var_29__20_8176" draw:display-name="Dashed (var) 8176" draw:style="rect" draw:dots1="1" draw:dots1-length="0.002cm" draw:dots2="1" draw:dots2-length="0.002cm" draw:distance="0.002cm"/>
    <draw:stroke-dash draw:name="Dashed_20__28_var_29__20_8177" draw:display-name="Dashed (var) 8177" draw:style="rect" draw:dots1="1" draw:dots1-length="0.002cm" draw:dots2="1" draw:dots2-length="0.002cm" draw:distance="0.002cm"/>
    <draw:stroke-dash draw:name="Dashed_20__28_var_29__20_8178" draw:display-name="Dashed (var) 8178" draw:style="rect" draw:dots1="1" draw:dots1-length="0.002cm" draw:dots2="1" draw:dots2-length="0.002cm" draw:distance="0.002cm"/>
    <draw:stroke-dash draw:name="Dashed_20__28_var_29__20_8179" draw:display-name="Dashed (var) 8179" draw:style="rect" draw:dots1="1" draw:dots1-length="0.002cm" draw:dots2="1" draw:dots2-length="0.002cm" draw:distance="0.002cm"/>
    <draw:stroke-dash draw:name="Dashed_20__28_var_29__20_8180" draw:display-name="Dashed (var) 8180" draw:style="rect" draw:dots1="1" draw:dots1-length="0.002cm" draw:dots2="1" draw:dots2-length="0.002cm" draw:distance="0.002cm"/>
    <draw:stroke-dash draw:name="Dashed_20__28_var_29__20_8181" draw:display-name="Dashed (var) 8181" draw:style="rect" draw:dots1="1" draw:dots1-length="0.002cm" draw:dots2="1" draw:dots2-length="0.002cm" draw:distance="0.002cm"/>
    <draw:stroke-dash draw:name="Dashed_20__28_var_29__20_8182" draw:display-name="Dashed (var) 8182" draw:style="rect" draw:dots1="1" draw:dots1-length="0.002cm" draw:dots2="1" draw:dots2-length="0.002cm" draw:distance="0.002cm"/>
    <draw:stroke-dash draw:name="Dashed_20__28_var_29__20_8183" draw:display-name="Dashed (var) 8183" draw:style="rect" draw:dots1="1" draw:dots1-length="0.002cm" draw:dots2="1" draw:dots2-length="0.002cm" draw:distance="0.002cm"/>
    <draw:stroke-dash draw:name="Dashed_20__28_var_29__20_8184" draw:display-name="Dashed (var) 8184" draw:style="rect" draw:dots1="1" draw:dots1-length="0.002cm" draw:dots2="1" draw:dots2-length="0.002cm" draw:distance="0.002cm"/>
    <draw:stroke-dash draw:name="Dashed_20__28_var_29__20_8185" draw:display-name="Dashed (var) 8185" draw:style="rect" draw:dots1="1" draw:dots1-length="0.002cm" draw:dots2="1" draw:dots2-length="0.002cm" draw:distance="0.002cm"/>
    <draw:stroke-dash draw:name="Dashed_20__28_var_29__20_8186" draw:display-name="Dashed (var) 8186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9:42.626919406</meta:creation-date>
    <dc:date>2018-02-26T13:40:01.739336980</dc:date>
    <meta:editing-duration>PT19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